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d lever sw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PM sen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x2 LCD display with I2C mod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 Speed Control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hless mo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sw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duino Ether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mm MD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2kOh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0Oh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8kOh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.5 mm connec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toshie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x exten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kable hea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 mag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 nuts and bol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 wr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s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-00-0000</text:date>, <text:time style:data-style-name="N2" text:time-value="0000-00-00T20:56:40.0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ser </meta:initial-creator>
    <meta:creation-date>2014-01-18T23:17:42</meta:creation-date>
    <dc:date>2014-10-15T21:23:31.774000000</dc:date>
    <meta:editing-duration>PT11H20M12S</meta:editing-duration>
    <meta:editing-cycles>22</meta:editing-cycles>
    <meta:generator>LibreOffice/4.1.5.3$Windows_x86 LibreOffice_project/1c1366bba2ba2b554cd2ca4d87c06da81c05d24</meta:generator>
    <meta:document-statistic meta:table-count="1" meta:cell-count="52" meta:object-count="0"/>
  </office:meta>
</office:document-meta>
</file>